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9e3aa" officeooo:paragraph-rsid="0019e3aa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d65ed" officeooo:paragraph-rsid="001d65ed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f2291" officeooo:paragraph-rsid="001f2291" style:language-asian="zxx" style:country-asian="none" style:language-complex="zxx" style:country-complex="none"/>
    </style:style>
    <style:style style:name="P4" style:family="paragraph" style:parent-style-name="Standard">
      <style:text-properties fo:color="#000000" fo:language="zxx" fo:country="none" officeooo:rsid="00245dbd" officeooo:paragraph-rsid="00245dbd" style:language-asian="zxx" style:country-asian="none" style:language-complex="zxx" style:country-complex="none"/>
    </style:style>
    <style:style style:name="P5" style:family="paragraph" style:parent-style-name="Standard">
      <style:text-properties fo:color="#000000" fo:language="zxx" fo:country="none" officeooo:rsid="002acdd4" officeooo:paragraph-rsid="002acdd4" style:language-asian="zxx" style:country-asian="none" style:language-complex="zxx" style:country-complex="none"/>
    </style:style>
    <style:style style:name="P6" style:family="paragraph" style:parent-style-name="Standard">
      <style:text-properties fo:color="#000000" fo:language="zxx" fo:country="none" officeooo:rsid="002bb50f" officeooo:paragraph-rsid="002bb50f" style:language-asian="zxx" style:country-asian="none" style:language-complex="zxx" style:country-complex="none"/>
    </style:style>
    <style:style style:name="P7" style:family="paragraph" style:parent-style-name="Standard">
      <style:text-properties fo:color="#000000" fo:language="zxx" fo:country="none" officeooo:rsid="0031930b" officeooo:paragraph-rsid="002acdd4" style:language-asian="zxx" style:country-asian="none" style:language-complex="zxx" style:country-complex="none"/>
    </style:style>
    <style:style style:name="P8" style:family="paragraph" style:parent-style-name="Standard">
      <style:text-properties fo:color="#000000" fo:language="zxx" fo:country="none" officeooo:rsid="00369d8d" officeooo:paragraph-rsid="00369d8d" style:language-asian="zxx" style:country-asian="none" style:language-complex="zxx" style:country-complex="none"/>
    </style:style>
    <style:style style:name="P9" style:family="paragraph" style:parent-style-name="Standard">
      <style:text-properties fo:color="#000000" fo:language="zxx" fo:country="none" officeooo:rsid="003821e8" officeooo:paragraph-rsid="00245dbd" style:language-asian="zxx" style:country-asian="none" style:language-complex="zxx" style:country-complex="none"/>
    </style:style>
    <style:style style:name="P10" style:family="paragraph" style:parent-style-name="Standard">
      <style:text-properties fo:color="#000000" fo:language="zxx" fo:country="none" officeooo:rsid="00394d95" officeooo:paragraph-rsid="00394d95" style:language-asian="zxx" style:country-asian="none" style:language-complex="zxx" style:country-complex="none"/>
    </style:style>
    <style:style style:name="P11" style:family="paragraph" style:parent-style-name="Standard">
      <style:text-properties fo:color="#000000" fo:language="zxx" fo:country="none" officeooo:rsid="003df6ff" officeooo:paragraph-rsid="003df6ff" style:language-asian="zxx" style:country-asian="none" style:language-complex="zxx" style:country-complex="none"/>
    </style:style>
    <style:style style:name="P12" style:family="paragraph" style:parent-style-name="Standard">
      <style:text-properties fo:color="#000000" fo:language="zxx" fo:country="none" officeooo:rsid="003e0417" officeooo:paragraph-rsid="003e0417" style:language-asian="zxx" style:country-asian="none" style:language-complex="zxx" style:country-complex="none"/>
    </style:style>
    <style:style style:name="P13" style:family="paragraph" style:parent-style-name="Standard">
      <style:text-properties fo:color="#000000" fo:language="zxx" fo:country="none" officeooo:rsid="00436cb2" officeooo:paragraph-rsid="00436cb2" style:language-asian="zxx" style:country-asian="none" style:language-complex="zxx" style:country-complex="none"/>
    </style:style>
    <style:style style:name="P14" style:family="paragraph" style:parent-style-name="Standard">
      <style:text-properties fo:color="#000000" fo:language="zxx" fo:country="none" officeooo:rsid="0044edab" officeooo:paragraph-rsid="0044edab" style:language-asian="zxx" style:country-asian="none" style:language-complex="zxx" style:country-complex="none"/>
    </style:style>
    <style:style style:name="P15" style:family="paragraph" style:parent-style-name="Standard">
      <style:text-properties fo:color="#000000" fo:language="zxx" fo:country="none" officeooo:rsid="00464f35" officeooo:paragraph-rsid="00464f35" style:language-asian="zxx" style:country-asian="none" style:language-complex="zxx" style:country-complex="none"/>
    </style:style>
    <style:style style:name="P16" style:family="paragraph" style:parent-style-name="Standard">
      <style:text-properties fo:color="#000000" fo:language="zxx" fo:country="none" officeooo:rsid="00484e9e" officeooo:paragraph-rsid="00484e9e" style:language-asian="zxx" style:country-asian="none" style:language-complex="zxx" style:country-complex="none"/>
    </style:style>
    <style:style style:name="P17" style:family="paragraph" style:parent-style-name="Standard">
      <style:text-properties fo:color="#000000" fo:language="zxx" fo:country="none" officeooo:rsid="004cc4b4" officeooo:paragraph-rsid="004cc4b4" style:language-asian="zxx" style:country-asian="none" style:language-complex="zxx" style:country-complex="none"/>
    </style:style>
    <style:style style:name="P18" style:family="paragraph" style:parent-style-name="Standard">
      <style:text-properties fo:color="#000000" fo:language="zxx" fo:country="none" officeooo:rsid="005339ae" officeooo:paragraph-rsid="005339ae" style:language-asian="zxx" style:country-asian="none" style:language-complex="zxx" style:country-complex="none"/>
    </style:style>
    <style:style style:name="P19" style:family="paragraph" style:parent-style-name="Standard">
      <style:text-properties fo:color="#000000" fo:language="zxx" fo:country="none" officeooo:rsid="00566411" officeooo:paragraph-rsid="00566411" style:language-asian="zxx" style:country-asian="none" style:language-complex="zxx" style:country-complex="none"/>
    </style:style>
    <style:style style:name="P20" style:family="paragraph" style:parent-style-name="Standard">
      <style:text-properties fo:color="#000000" fo:language="zxx" fo:country="none" officeooo:rsid="00597f6c" officeooo:paragraph-rsid="00597f6c" style:language-asian="zxx" style:country-asian="none" style:language-complex="zxx" style:country-complex="none"/>
    </style:style>
    <style:style style:name="P21" style:family="paragraph" style:parent-style-name="Standard">
      <style:text-properties fo:color="#000000" fo:language="zxx" fo:country="none" officeooo:rsid="0061ddba" officeooo:paragraph-rsid="0061ddba" style:language-asian="zxx" style:country-asian="none" style:language-complex="zxx" style:country-complex="none"/>
    </style:style>
    <style:style style:name="P22" style:family="paragraph" style:parent-style-name="Standard">
      <style:text-properties fo:color="#000000" fo:language="zxx" fo:country="none" officeooo:rsid="003f4845" officeooo:paragraph-rsid="003f4845" style:language-asian="zxx" style:country-asian="none" style:language-complex="zxx" style:country-complex="none"/>
    </style:style>
    <style:style style:name="P23" style:family="paragraph" style:parent-style-name="Standard">
      <style:text-properties fo:color="#000000" fo:language="zxx" fo:country="none" officeooo:rsid="0068e654" officeooo:paragraph-rsid="0068e654" style:language-asian="zxx" style:country-asian="none" style:language-complex="zxx" style:country-complex="none"/>
    </style:style>
    <style:style style:name="P24" style:family="paragraph" style:parent-style-name="Standard">
      <style:text-properties fo:color="#000000" fo:language="zxx" fo:country="none" officeooo:rsid="002acdd4" officeooo:paragraph-rsid="002acdd4" style:language-asian="zxx" style:country-asian="none" style:language-complex="zxx" style:country-complex="none"/>
    </style:style>
    <style:style style:name="P25" style:family="paragraph" style:parent-style-name="Standard">
      <style:text-properties fo:color="#000000" fo:language="zxx" fo:country="none" officeooo:rsid="0069c689" officeooo:paragraph-rsid="0069c689" style:language-asian="zxx" style:country-asian="none" style:language-complex="zxx" style:country-complex="none"/>
    </style:style>
    <style:style style:name="T1" style:family="text">
      <style:text-properties officeooo:rsid="001f2291"/>
    </style:style>
    <style:style style:name="T2" style:family="text">
      <style:text-properties officeooo:rsid="001f9bd4"/>
    </style:style>
    <style:style style:name="T3" style:family="text">
      <style:text-properties fo:color="#c9211e" officeooo:rsid="001f9bd4"/>
    </style:style>
    <style:style style:name="T4" style:family="text">
      <style:text-properties officeooo:rsid="0025e8c7"/>
    </style:style>
    <style:style style:name="T5" style:family="text">
      <style:text-properties officeooo:rsid="00281fc5"/>
    </style:style>
    <style:style style:name="T6" style:family="text">
      <style:text-properties officeooo:rsid="00295a48"/>
    </style:style>
    <style:style style:name="T7" style:family="text">
      <style:text-properties officeooo:rsid="002aa6d9"/>
    </style:style>
    <style:style style:name="T8" style:family="text">
      <style:text-properties officeooo:rsid="003035ba"/>
    </style:style>
    <style:style style:name="T9" style:family="text">
      <style:text-properties officeooo:rsid="00333f28"/>
    </style:style>
    <style:style style:name="T10" style:family="text">
      <style:text-properties officeooo:rsid="00361206"/>
    </style:style>
    <style:style style:name="T11" style:family="text">
      <style:text-properties officeooo:rsid="00373508"/>
    </style:style>
    <style:style style:name="T12" style:family="text">
      <style:text-properties officeooo:rsid="003766fe"/>
    </style:style>
    <style:style style:name="T13" style:family="text">
      <style:text-properties officeooo:rsid="003aec8b"/>
    </style:style>
    <style:style style:name="T14" style:family="text">
      <style:text-properties officeooo:rsid="003c9607"/>
    </style:style>
    <style:style style:name="T15" style:family="text">
      <style:text-properties officeooo:rsid="003e50e5"/>
    </style:style>
    <style:style style:name="T16" style:family="text">
      <style:text-properties officeooo:rsid="003e5271"/>
    </style:style>
    <style:style style:name="T17" style:family="text">
      <style:text-properties officeooo:rsid="0044edab"/>
    </style:style>
    <style:style style:name="T18" style:family="text">
      <style:text-properties officeooo:rsid="00464f35"/>
    </style:style>
    <style:style style:name="T19" style:family="text">
      <style:text-properties officeooo:rsid="0049ccfa"/>
    </style:style>
    <style:style style:name="T20" style:family="text">
      <style:text-properties officeooo:rsid="004b1c0d"/>
    </style:style>
    <style:style style:name="T21" style:family="text">
      <style:text-properties officeooo:rsid="0050df5c"/>
    </style:style>
    <style:style style:name="T22" style:family="text">
      <style:text-properties officeooo:rsid="005493a3"/>
    </style:style>
    <style:style style:name="T23" style:family="text">
      <style:text-properties officeooo:rsid="00688a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</text:p>
      <text:p text:style-name="P1"/>
      <text:p text:style-name="P2">Ex1 </text:p>
      <text:p text:style-name="P2">a) c = 2Mbit/s = 200,000 bit/s</text:p>
      <text:p text:style-name="P2"><text:tab/>l = 100*8 = 800 bits</text:p>
      <text:p text:style-name="P2"><text:tab/><text:span text:style-name="T1">v = 260 000 Km/s</text:span></text:p>
      <text:p text:style-name="P2"><text:tab/>delai d’emission = l/c = 800/200,000 = 4/1000</text:p>
      <text:p text:style-name="P3"><text:tab/>delai de propagation = d/v = 20ms <text:span text:style-name="T2">= 0.02s</text:span></text:p>
      <text:p text:style-name="P3"><text:tab/><text:span text:style-name="T2">d = 0.02 * 260 000 = </text:span><text:span text:style-name="T3">5200 km </text:span></text:p>
      <text:p text:style-name="P4">b) Efficacité d’un protocole</text:p>
      <text:p text:style-name="P4">= Taux d’occupation du canal</text:p>
      <text:p text:style-name="P4">= délai d’émission des données/Délai de transmission</text:p>
      <text:p text:style-name="P4">= Débit utile / Débit de la ligne <text:span text:style-name="T4">(debit liaison)</text:span></text:p>
      <text:p text:style-name="P9"/>
      <text:p text:style-name="P10">D = <text:span text:style-name="T13">c = 2Mbit/s</text:span></text:p>
      <text:p text:style-name="P8">E = <text:span text:style-name="T11">debit utile / debit liaison = </text:span><text:span text:style-name="T12">Du</text:span><text:span text:style-name="T11">/D</text:span></text:p>
      <text:p text:style-name="P4"><text:span text:style-name="T10">E</text:span>fficacité: <text:span text:style-name="T12">Du</text:span><text:span text:style-name="T6"> = </text:span><text:span text:style-name="T9">L</text:span><text:span text:style-name="T5">/T = longeur trame donnee / </text:span><text:span text:style-name="T7">delai de</text:span><text:span text:style-name="T5"> transmission total</text:span></text:p>
      <text:p text:style-name="P5">T = tps emission trame + tps propagation trame + tps emission ack + tps propagation ack</text:p>
      <text:p text:style-name="P5"><text:s/><text:span text:style-name="T8">= ((L+L’)/C) + 2d/V</text:span></text:p>
      <text:p text:style-name="P5"/>
      <text:p text:style-name="P25">Du = L/( (L+L')/C + 2d/V )</text:p>
      <text:p text:style-name="P7"/>
      <text:p text:style-name="P10">l / Du = 1/D<text:span text:style-name="T14">(l+l' + 2*D * Tp)</text:span></text:p>
      <text:p text:style-name="P22">Du/D = 0.5</text:p>
      <text:p text:style-name="P22"/>
      <text:p text:style-name="P23">Du/D = 1/ (l+l' +2D Tp)</text:p>
      <text:p text:style-name="P10"/>
      <text:p text:style-name="P11">l = l' + 2*D*Tp</text:p>
      <text:p text:style-name="P12">l' = 100o = 800bit</text:p>
      <text:p text:style-name="P12">D = 2Mbit/s</text:p>
      <text:p text:style-name="P12">Tp = 0.02s</text:p>
      <text:p text:style-name="P12"/>
      <text:p text:style-name="P12">l = 80800 bit = 10100 Octet <text:span text:style-name="T15">= 9.86 ko </text:span><text:span text:style-name="T16">(10100/1024)</text:span></text:p>
      <text:p text:style-name="P6"/>
      <text:p text:style-name="P13">c) n * T total = Te trame + Te ack + 2* T<text:span text:style-name="T18">p</text:span></text:p>
      <text:p text:style-name="P17"/>
      <text:p text:style-name="P17">T total = Te trame + Te ack</text:p>
      <text:p text:style-name="P13"/>
      <text:p text:style-name="P14">Te trame = L / C = 128*8 bit / 2*10^6 = 512 * 10^-6</text:p>
      <text:p text:style-name="P14"/>
      <text:p text:style-name="P15">Tp = 0.02s</text:p>
      <text:p text:style-name="P15"/>
      <text:p text:style-name="P16">Te ack = L' / C = 100<text:span text:style-name="T17">*8 bit / 2*10^6 </text:span>= <text:span text:style-name="T20">4</text:span><text:span text:style-name="T19">00 * 10^-6</text:span></text:p>
      <text:p text:style-name="P16"><text:s/></text:p>
      <text:p text:style-name="P17">n = <text:span text:style-name="T21">78</text:span></text:p>
      <text:p text:style-name="P17"/>
      <text:p text:style-name="P21">d) 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8"/>
      <text:p text:style-name="P18">OSI Model <text:span text:style-name="T22">protocole</text:span></text:p>
      <text:p text:style-name="P18"/>
      <text:p text:style-name="P18">7 : HTTP, SSH, FTP</text:p>
      <text:p text:style-name="P18"/>
      <text:p text:style-name="P18">4 Transport : TCP UDP</text:p>
      <text:p text:style-name="P18"/>
      <text:p text:style-name="P18">3 Reseau : IP</text:p>
      <text:p text:style-name="P6"><text:s/></text:p>
      <text:p text:style-name="P19">2 Liaison : HDLC</text:p>
      <text:p text:style-name="P19"/>
      <text:p text:style-name="P19"/>
      <text:p text:style-name="P20">Ex2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0:16:29.417871305</meta:creation-date>
    <dc:date>2021-10-15T09:19:01.161456185</dc:date>
    <meta:editing-duration>PT2H44M51S</meta:editing-duration>
    <meta:editing-cycles>61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253" meta:character-count="1056" meta:non-whitespace-character-count="831"/>
  </office:meta>
</office:document-meta>
</file>